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c0c0c0"/>
      <style:paragraph-properties fo:text-align="center" style:justify-single-word="false" fo:background-color="#c0c0c0"/>
    </style:style>
    <style:style style:name="P2" style:family="paragraph" style:parent-style-name="Standard">
      <loext:graphic-properties draw:fill="solid" draw:fill-color="#00ccff"/>
      <style:paragraph-properties fo:text-align="center" style:justify-single-word="false" fo:background-color="#00ccff"/>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color="#ff0000" style:font-name="Arial Narrow" fo:font-size="15pt" fo:font-weight="bold" style:font-size-asian="15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453---SYSTEME D'EXPLOITATION - e-learning - Séquence 3</text:span></text:p>
      <text:p text:style-name="P1"><text:span text:style-name="T1">Installation de votre système – 3</text:span></text:p>
      <text:p text:style-name="P3"/>
      <text:p text:style-name="P3"/>
      <text:p text:style-name="P3"/>
      <text:p text:style-name="P3">Oracle VM VirtualBox ayant été installé, et le fichier CD-1.iso du système Debian GNU/Linux (dernière version stable) étant maintenant téléchargé et enregistré dans le système de fichiers de votre ordinateur, il faut installer le système Debian GNU/Linux (système invité) dans Oracle VM VirtualBox (système hôte).</text:p>
      <text:p text:style-name="P3"/>
      <text:p text:style-name="P3"/>
      <text:p text:style-name="P3"/>
      <text:p text:style-name="P2"><text:span text:style-name="T2">LABORATOIRE – Installation de votre système – 3</text:span></text:p>
      <text:p text:style-name="P3"/>
      <text:p text:style-name="P3"/>
      <text:p text:style-name="P3"/>
      <text:p text:style-name="P3">Démarrez VirtualBox. Une fenêtre appelée « gestionnaire VirtualBox » apparaît.</text:p>
      <text:p text:style-name="P3"/>
      <text:p text:style-name="P3">Il faut d’abord créer une nouvelle machine virtuelle pour Debian GNU/Linux, en vous référant au manuel de l’utilisateur de Oracle VM VirtualBox.</text:p>
      <text:p text:style-name="P3"/>
      <text:p text:style-name="P3">Cliquez sur le bouton « Nouvelle » de la fenêtre du gestionnaire. Un assistant apparaît pour vous guider à travers le paramétrage de la nouvelle machine virtuelle (VM).</text:p>
      <text:p text:style-name="P3"/>
      <text:p text:style-name="P3">L’assistant vous demande notamment :</text:p>
      <text:p text:style-name="P3"/>
      <text:list xml:id="list6182405199150787353" text:style-name="WWNum1">
        <text:list-item>
          <text:p text:style-name="P4">le nom de la machine virtuelle (par exemple : debian-8.6.0)</text:p>
        </text:list-item>
        <text:list-item>
          <text:p text:style-name="P4">le type de système d’exploitation</text:p>
        </text:list-item>
        <text:list-item>
          <text:p text:style-name="P4">la taille de mémoire (RAM) que VirtualBox devra affecter à chaque démarrage de la machine virtuelle</text:p>
        </text:list-item>
        <text:list-item>
          <text:p text:style-name="P4">la création d’un nouveau disque virtuel, c’est-à-dire d’un nouveau fichier image de disque (par défaut au format « .vdi »), dans le dossier de la nouvelle machine virtuelle, créé par VirtualBox dans le système de fichiers de votre ordinateur</text:p>
        </text:list-item>
      </text:list>
      <text:p text:style-name="P3"/>
      <text:p text:style-name="P3">Après avoir terminé, dans la fenêtre du « gestionnaire VirtualBox », la nouvelle machine virtuelle apparaît.</text:p>
      <text:p text:style-name="P3"/>
      <text:p text:style-name="P3">Pour que, pendant l’installation du système Debian GNU/Linux, les paquets nécessaires puissent être téléchargés depuis une localisation dans l’Internet, appelée : « miroir », allez dans « Configuration », « Réseau » et sélectionnez « Accès par pont ».</text:p>
      <text:p text:style-name="P3"/>
      <text:p text:style-name="P3">Démarrez la nouvelle machine virtuelle. Une fenêtre s’ouvre, dans laquelle vous pourrez installer le nouveau système d’exploitation. Lors du premier démarrage de cette machine virtuelle, un assistant apparaît pour la sélection d’un média d’installation. Sélectionnez donc le fichier CD-1.iso du système Debian GNU/Linux enregistré dans votre système de fichiers. Il peut être nécessaire d’aller dans « Configuration », « Stockage » et de le sélectionner.</text:p>
      <text:p text:style-name="P3"/>
      <text:p text:style-name="P3"><text:soft-page-break/>Ensuite, installez Debian GNU/Linux, en vous référant aux documents : Guide de l'installation et Manuel d'installatio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2</meta:editing-cycles>
    <meta:creation-date>2015-10-12T11:51:00</meta:creation-date>
    <dc:date>2016-10-12T18:04:00</dc:date>
    <meta:editing-duration>PT4M</meta:editing-duration>
    <meta:generator>LibreOffice/5.1.6.2.0$Linux_X86_64 LibreOffice_project/10$Build-2</meta:generator>
    <meta:document-statistic meta:table-count="0" meta:image-count="0" meta:object-count="0" meta:page-count="2" meta:paragraph-count="16" meta:word-count="339" meta:character-count="2241" meta:non-whitespace-character-count="1920"/>
    <meta:user-defined meta:name="AppVersion">15.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